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8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Week</text:p>
          </table:table-cell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End</text:p>
          </table:table-cell>
          <table:table-cell office:value-type="string" calcext:value-type="string">
            <text:p>Go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9-01-28" calcext:value-type="date">
            <text:p>01/28/19</text:p>
          </table:table-cell>
          <table:table-cell office:value-type="date" office:date-value="2019-02-03" calcext:value-type="date">
            <text:p>02/03/1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9-02-04" calcext:value-type="date">
            <text:p>02/04/19</text:p>
          </table:table-cell>
          <table:table-cell office:value-type="date" office:date-value="2019-02-10" calcext:value-type="date">
            <text:p>02/10/1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9-02-11" calcext:value-type="date">
            <text:p>02/11/19</text:p>
          </table:table-cell>
          <table:table-cell office:value-type="date" office:date-value="2019-02-17" calcext:value-type="date">
            <text:p>02/17/1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9-02-18" calcext:value-type="date">
            <text:p>02/18/19</text:p>
          </table:table-cell>
          <table:table-cell office:value-type="date" office:date-value="2019-02-24" calcext:value-type="date">
            <text:p>02/24/1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9-02-25" calcext:value-type="date">
            <text:p>02/25/19</text:p>
          </table:table-cell>
          <table:table-cell office:value-type="date" office:date-value="2019-03-03" calcext:value-type="date">
            <text:p>03/03/1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19-03-04" calcext:value-type="date">
            <text:p>03/04/19</text:p>
          </table:table-cell>
          <table:table-cell office:value-type="date" office:date-value="2019-03-10" calcext:value-type="date">
            <text:p>03/10/1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19-03-11" calcext:value-type="date">
            <text:p>03/11/19</text:p>
          </table:table-cell>
          <table:table-cell office:value-type="date" office:date-value="2019-03-17" calcext:value-type="date">
            <text:p>03/17/1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19-03-18" calcext:value-type="date">
            <text:p>03/18/19</text:p>
          </table:table-cell>
          <table:table-cell office:value-type="date" office:date-value="2019-03-24" calcext:value-type="date">
            <text:p>03/24/1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19-03-25" calcext:value-type="date">
            <text:p>03/25/19</text:p>
          </table:table-cell>
          <table:table-cell office:value-type="date" office:date-value="2019-03-31" calcext:value-type="date">
            <text:p>03/31/1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19-04-01" calcext:value-type="date">
            <text:p>04/01/19</text:p>
          </table:table-cell>
          <table:table-cell office:value-type="date" office:date-value="2019-04-07" calcext:value-type="date">
            <text:p>04/07/1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19-04-08" calcext:value-type="date">
            <text:p>04/08/19</text:p>
          </table:table-cell>
          <table:table-cell office:value-type="date" office:date-value="2019-04-14" calcext:value-type="date">
            <text:p>04/14/1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19-04-15" calcext:value-type="date">
            <text:p>04/15/19</text:p>
          </table:table-cell>
          <table:table-cell office:value-type="date" office:date-value="2019-04-21" calcext:value-type="date">
            <text:p>04/21/19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19-04-22" calcext:value-type="date">
            <text:p>04/22/19</text:p>
          </table:table-cell>
          <table:table-cell office:value-type="date" office:date-value="2019-04-28" calcext:value-type="date">
            <text:p>04/28/19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19-04-29" calcext:value-type="date">
            <text:p>04/29/19</text:p>
          </table:table-cell>
          <table:table-cell office:value-type="date" office:date-value="2019-05-05" calcext:value-type="date">
            <text:p>05/05/1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19-05-06" calcext:value-type="date">
            <text:p>05/06/19</text:p>
          </table:table-cell>
          <table:table-cell office:value-type="date" office:date-value="2019-05-12" calcext:value-type="date">
            <text:p>05/12/1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19-05-13" calcext:value-type="date">
            <text:p>05/13/1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7T22:21:23.864223158</meta:creation-date>
    <dc:date>2019-02-17T22:30:13.090097445</dc:date>
    <meta:editing-duration>PT8M53S</meta:editing-duration>
    <meta:editing-cycles>1</meta:editing-cycles>
    <meta:document-statistic meta:table-count="1" meta:cell-count="51" meta:object-count="0"/>
    <meta:generator>LibreOffice/6.0.7.3$Linux_X86_64 LibreOffice_project/00m0$Build-3</meta:generator>
  </office:meta>
</office:document-meta>
</file>